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irs. Oh gosh no. Not stairs. I hate stairs. Especially ones going down. My sore legs can barely move – much less walk downstairs. I wonder how the heck I got up them in the first place. All 5 stairs taunt me <text:s/>daring me to fall into their trap. (Yes, I know only five stairs). Maybe I should jump it.</text:p>
      <text:p text:style-name="P2">SMACK!!!</text:p>
      <text:p text:style-name="P3"><text:tab/>Jumping – not the most brilliant idea I have ever come up with. Take this from experience sprawling on a sidewalk is not fun at all. At least I have made progress in my journey to school. I tried to convince my mom to drive me but it wouldn't have made much difference. I try to get up all the while thinking to myself:</text:p>
      <text:p text:style-name="P4"><text:tab/>Come'on Mere you can do this, School isn't that far away.</text:p>
      <text:p text:style-name="P5"/>
      <text:p text:style-name="P5"><text:tab/>Yes, yes indeed school is far a way. The 2 blocks to school seemed to have turned into 2000 miles. Seriously, you try walking to school with the floppiest sorest legs in the universe. Trust me its hard – really hard.</text:p>
      <text:p text:style-name="P5"><text:tab/>At last when I have practically traveled around the globe to school I place my backpack and stare upward into -</text:p>
      <text:p text:style-name="P6"><text:tab/>Great. More stairs.</text:p>
      <text:p text:style-name="P5"><text:tab/>I sling my backpack over my shoulder and begin to climb up Mount Everest – my school staircase.</text:p>
      <text:p text:style-name="P5"><text:tab/></text:p>
      <text:p text:style-name="P5"/>
      <text:p text:style-name="P5"><text:tab/>Somehow, I manage to make it through the rest of the day without dieing and I am sitting her at my desk and time is crawling. It is ten minutes before the bell rings and time has slowed down to the pace of a snail. The non-stop blabbering of my teacher has turned into a drone of continuous sound. I am supposed to be taking notes but I don't have enough energy to concentrate on what my teacher is saying. He might be doing a gregorian chant for all I know.</text:p>
      <text:p text:style-name="P5"><text:tab/>I am not an expert on teacher speak but thankfully my best friend Anne is. Sometimes I wonder if she and Mr. Darsgut have secret communications. </text:p>
      <text:p text:style-name="P5"/>
      <text:p text:style-name="P5">Note: She's kind of creepy.</text:p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8:30:51</meta:creation-date>
    <dc:date>2013-06-30T16:58:47</dc:date>
    <meta:editing-duration>PT3M16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13" meta:word-count="341" meta:character-count="1767"/>
  </office:meta>
</office:document-meta>
</file>